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994cm"/>
    </style:style>
    <style:style style:name="co2" style:family="table-column">
      <style:table-column-properties fo:break-before="auto" style:column-width="0.677cm"/>
    </style:style>
    <style:style style:name="co3" style:family="table-column">
      <style:table-column-properties fo:break-before="auto" style:column-width="0.787cm"/>
    </style:style>
    <style:style style:name="co4" style:family="table-column">
      <style:table-column-properties fo:break-before="auto" style:column-width="17.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hesis-examination-criteria-draft-2019-12-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ucture and coh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thesis has a logical and balanced structur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thesis follows the conventions of scientific writing in the field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thesis conveys its scientific ideas in an understandable manner.</text:p>
          </table:table-cell>
        </table:table-row>
        <table:table-row table:style-name="ro1">
          <table:table-cell office:value-type="string" calcext:value-type="string">
            <text:p>Research ai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research problem is well-defined and the aims are formulated clearly as research questions or goals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research problem is relevant to the field.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contributions of the thesis are clearly stated.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research aims are original or their investigation sheds new light on an established research problem.</text:p>
          </table:table-cell>
        </table:table-row>
        <table:table-row table:style-name="ro1">
          <table:table-cell office:value-type="string" calcext:value-type="string">
            <text:p>Background and related wo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research problem is described in relation to previous work and the wider research field.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concepts, theories, models and algorithms are relevant, motivated and connected to the research question.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itations are appropriately used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thesis demonstrates a broad and deep knowledge of the research problem and the field in general.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concepts, theories, models and algorithms are critically discussed and compared to alternatives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author has formulated independent opinions on how the research aims relate to the previous work.</text:p>
          </table:table-cell>
        </table:table-row>
        <table:table-row table:style-name="ro1">
          <table:table-cell office:value-type="string" calcext:value-type="string">
            <text:p>Method and materi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methods and materials are described and accounted for in relation to the research problem.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thesis discusses how to evaluate the outcomes of the methods and materials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methods and materials are applied in a creative and novel way.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priate evaluation techniques – quantitative, qualitative or descriptive – are used on the outcomes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Evaluation is complete, rigorous and extensive.</text:p>
          </table:table-cell>
        </table:table-row>
        <table:table-row table:style-name="ro1">
          <table:table-cell office:value-type="string" calcext:value-type="string">
            <text:p>Presentation of resul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igures and tables are explained in the text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presentation and analysis of results responds to the research questions or goals.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means of presentation enhances the understanding of the results.</text:p>
          </table:table-cell>
        </table:table-row>
        <table:table-row table:style-name="ro1">
          <table:table-cell office:value-type="string" calcext:value-type="string">
            <text:p>Discussion and argument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argumentation uses the results to support the conclusions.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conclusions are discussed in relation to the broader scope of the research aims.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conclusions are discussed in relation to previous work.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conclusions are discussed in relation to future research directions.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argumentation is exhaustive and persuasive.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The discussion of the conclusions could form a basis for a project research plan.</text:p>
          </table:table-cell>
        </table:table-row>
        <table:table-row table:style-name="ro1">
          <table:table-cell office:value-type="string" calcext:value-type="string">
            <text:p>Ethic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thical considerations are discussed.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Ethical implications of the research are fully explored and decisions are fully justified.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project has been structured and planned in consultation with the supervisor.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e scope of the project work matches the expectations of work required for a masters thesis.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For a pass (G), all criteria marked with G must be satisfie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 a pass with distinction (VG), in addition to a pass, all criteria marked with VG must be satisfi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3:17:53.534010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date>2020-12-28T13:18:14.153616955</dc:date>
    <dc:creator>Simon Dobnik</dc:creator>
    <meta:editing-duration>PT1H16M55S</meta:editing-duration>
    <meta:editing-cycles>12</meta:editing-cycles>
    <meta:document-statistic meta:table-count="1" meta:cell-count="104" meta:object-count="0"/>
  </office:meta>
</office:document-meta>
</file>